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left="0.035cm" fo:margin-right="0.009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741cm" draw:z-index="0"><draw:image xlink:href="../../odt_eng/images/0665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2-phase to 3-phase conver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3cm" svg:height="1.379cm" draw:z-index="0"><draw:image xlink:href="../../odt_eng/images/0665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conversion of two-phase voltage to three-phase voltage. Voltage values at the output are calculated as follows:</text:p>
            <text:p text:style-name="P5"><text:span text:style-name="Основной_20_шрифт_20_абзаца"><text:span text:style-name="T1"><draw:frame draw:style-name="fr3" draw:name="Объект6" text:anchor-type="as-char" svg:width="7.205cm" svg:height="3.46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(1)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4" text:anchor-type="as-char" svg:width="2.806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phase voltages of 2-phase current;</text:span></text:span></text:p>
            <text:p text:style-name="Text_20_body"><text:span text:style-name="Основной_20_шрифт_20_абзаца"><text:span text:style-name="T1"><draw:frame draw:style-name="fr3" draw:name="Объект26" text:anchor-type="as-char" svg:width="4.16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phase voltages of 3-phase current.</text:span></text:span></text:p>
            <text:p text:style-name="P4">The unit has 2 input and 3 output ports.</text:p>
            <text:p text:style-name="Text_20_body"><text:span text:style-name="Основной_20_шрифт_20_абзаца"><text:span text:style-name="T3">Input signals</text:span></text:span><text:span text:style-name="Основной_20_шрифт_20_абзаца"><text:span text:style-name="T1">:</text:span></text:span></text:p>
            <text:list xml:id="list2983442445961794228" text:style-name="L1">
              <text:list-header>
                <text:p text:style-name="P7"><text:span text:style-name="Основной_20_шрифт_20_абзаца"><text:span text:style-name="T1"><text:s text:c="2"/>1) Voltage</text:span></text:span><text:span text:style-name="Основной_20_шрифт_20_абзаца"><text:span text:style-name="T1"><draw:frame draw:style-name="fr3" draw:name="Объект17" text:anchor-type="as-char" svg:width="1.40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7"><text:span text:style-name="Основной_20_шрифт_20_абзаца"><text:span text:style-name="T1"><text:s text:c="2"/>2) Voltage</text:span></text:span><text:span text:style-name="Основной_20_шрифт_20_абзаца"><text:span text:style-name="T1"><draw:frame draw:style-name="fr3" draw:name="Объект8" text:anchor-type="as-char" svg:width="1.37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Output signals</text:span></text:span><text:span text:style-name="Основной_20_шрифт_20_абзаца"><text:span text:style-name="T1">:</text:span></text:span></text:p>
            <text:list xml:id="list6956032788306738648" text:style-name="L2">
              <text:list-header>
                <text:p text:style-name="P9"><text:span text:style-name="Основной_20_шрифт_20_абзаца"><text:span text:style-name="T1"><text:s text:c="2"/>1) Voltage</text:span></text:span><text:span text:style-name="Основной_20_шрифт_20_абзаца"><text:span text:style-name="T1"><draw:frame draw:style-name="fr3" draw:name="Объект1" text:anchor-type="as-char" svg:width="1.378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2"/>2) Voltage</text:span></text:span><text:span text:style-name="Основной_20_шрифт_20_абзаца"><text:span text:style-name="T1"><draw:frame draw:style-name="fr3" draw:name="Объект2" text:anchor-type="as-char" svg:width="1.365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2"/>3) Voltage</text:span></text:span><text:span text:style-name="Основной_20_шрифт_20_абзаца"><text:span text:style-name="T1"><draw:frame draw:style-name="fr3" draw:name="Объект3" text:anchor-type="as-char" svg:width="1.356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1">: </text:span></text:span><text:span text:style-name="Основной_20_шрифт_20_абзаца"><text:span text:style-name="T1">in place of phase </text:span></text:span><text:span text:style-name="Основной_20_шрифт_20_абзаца"><text:span text:style-name="T1">voltages a phase currents </text:span></text:span><text:span text:style-name="Основной_20_шрифт_20_абзаца"><text:span text:style-name="T1">can be applied to inputs to convert two-phase current to three-phase one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реобразователь 2-фазного напряжения в 3-фазное</dc:title>
    <meta:creation-date>2012-04-24T07:02:00Z</meta:creation-date>
    <dc:date>2012-04-28T09:24:28.07</dc:date>
    <meta:editing-cycles>9</meta:editing-cycles>
    <meta:editing-duration>PT2H52M35S</meta:editing-duration>
    <meta:document-statistic meta:table-count="1" meta:image-count="2" meta:object-count="8" meta:page-count="1" meta:paragraph-count="18" meta:word-count="96" meta:character-count="549"/>
    <meta:template xlink:type="simple" xlink:actuate="onRequest" xlink:title="" xlink:href="../../odt_eng/0665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row>
                      <mi/>
                      <mo stretchy="false">−</mo>
                      <mrow>
                        <mfrac>
                          <mrow>
                            <msub>
                              <mi>U</mi>
                              <mi>d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n>2</mn>
                          </mrow>
                        </mfrac>
                      </mrow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sqrt>
                            <mrow>
                              <mn>3</mn>
                            </mrow>
                          </msqrt>
                          <mn>2</mn>
                        </mfrac>
                      </mrow>
                      <mo stretchy="false">⋅</mo>
                      <msub>
                        <mi>U</mi>
                        <mi>q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 
alignl U_a(t) ~=~ U_d(t) , #
U_b(t) ~=~ - {{U_d(t)} over {2}} ~+~ {{sqrt{3} over 2} cdot U_q(t)}, #
U_c(t) ~=~ - {{U_d(t)} over {2}} ~-~ {{sqrt{3} over 2} cdot U_q(t)},
} right none</annotation>
  </semantics>
</math>
</file>

<file path=Object 2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3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7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8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